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adornments="Standard" style:font-family-generic="swiss" style:font-pitch="variable"/>
    <style:font-face style:name="Palatino" svg:font-family="Palatino" style:font-adornments="Bold" style:font-family-generic="roman" style:font-pitch="variable"/>
    <style:font-face style:name="Palatino1" svg:font-family="Palatino" style:font-adornments="Regular" style:font-family-generic="roman" style:font-pitch="variable"/>
    <style:font-face style:name="Tahoma" svg:font-family="Tahoma" style:font-family-generic="system" style:font-pitch="variable"/>
  </office:font-face-decls>
  <office:automatic-styles>
    <style:style style:name="Table2" style:family="table">
      <style:table-properties style:width="18.778cm" fo:margin-left="1.365cm" table:align="left" fo:background-color="transparent">
        <style:background-image/>
      </style:table-properties>
    </style:style>
    <style:style style:name="Table2.A" style:family="table-column">
      <style:table-column-properties style:column-width="5.902cm"/>
    </style:style>
    <style:style style:name="Table2.B" style:family="table-column">
      <style:table-column-properties style:column-width="12.876cm"/>
    </style:style>
    <style:style style:name="Table2.1" style:family="table-row">
      <style:table-row-properties style:min-row-height="2.794cm" fo:background-color="transparent" fo:keep-together="always">
        <style:background-image/>
      </style:table-row-properties>
    </style:style>
    <style:style style:name="Table2.A1" style:family="table-cell">
      <style:table-cell-properties fo:padding-left="0.6cm" fo:padding-right="0.6cm" fo:padding-top="0.101cm" fo:padding-bottom="0.101cm" fo:border="none" style:writing-mode="page"/>
    </style:style>
    <style:style style:name="Table2.2" style:family="table-row">
      <style:table-row-properties style:min-row-height="2.431cm" fo:keep-together="alway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2.10" style:family="table-row">
      <style:table-row-properties fo:keep-together="always"/>
    </style:style>
    <style:style style:name="Table2.11" style:family="table-row">
      <style:table-row-properties fo:keep-together="always"/>
    </style:style>
    <style:style style:name="Table2.12" style:family="table-row">
      <style:table-row-properties fo:keep-together="always"/>
    </style:style>
    <style:style style:name="Table2.13" style:family="table-row">
      <style:table-row-properties fo:keep-together="always"/>
    </style:style>
    <style:style style:name="Table2.14" style:family="table-row">
      <style:table-row-properties fo:keep-together="always"/>
    </style:style>
    <style:style style:name="Table2.15" style:family="table-row">
      <style:table-row-properties fo:keep-together="always"/>
    </style:style>
    <style:style style:name="Table2.16" style:family="table-row">
      <style:table-row-properties fo:keep-together="always"/>
    </style:style>
    <style:style style:name="Table2.17" style:family="table-row">
      <style:table-row-properties fo:keep-together="always"/>
    </style:style>
    <style:style style:name="Table2.18" style:family="table-row">
      <style:table-row-properties fo:keep-together="always"/>
    </style:style>
    <style:style style:name="P1" style:family="paragraph" style:parent-style-name="Text_20_body">
      <style:paragraph-properties fo:text-align="end" style:justify-single-word="false"/>
    </style:style>
    <style:style style:name="P2" style:family="paragraph" style:parent-style-name="Text_20_body">
      <style:paragraph-properties fo:margin-top="0.101cm" fo:margin-bottom="0.312cm" style:contextual-spacing="false" fo:text-align="end" style:justify-single-word="false"/>
    </style:style>
    <style:style style:name="P3" style:family="paragraph" style:parent-style-name="Text_20_body">
      <style:text-properties fo:font-size="20pt" style:font-size-asian="20pt" style:font-size-complex="20pt"/>
    </style:style>
    <style:style style:name="P4" style:family="paragraph" style:parent-style-name="Caption">
      <style:text-properties officeooo:paragraph-rsid="0020b40b"/>
    </style:style>
    <style:style style:name="P5" style:family="paragraph" style:parent-style-name="Text_20_body">
      <style:text-properties officeooo:paragraph-rsid="0020b40b"/>
    </style:style>
    <style:style style:name="P6" style:family="paragraph" style:parent-style-name="Heading_20_5_20_Dropped">
      <style:text-properties officeooo:rsid="0020b40b" officeooo:paragraph-rsid="0020b40b"/>
    </style:style>
    <style:style style:name="P7" style:family="paragraph">
      <style:paragraph-properties fo:text-align="center"/>
    </style:style>
    <style:style style:name="T1" style:family="text">
      <style:text-properties officeooo:rsid="0020b40b"/>
    </style:style>
    <style:style style:name="T2" style:family="text">
      <style:text-properties officeooo:rsid="0022ab4a"/>
    </style:style>
    <style:style style:name="T3" style:family="text">
      <style:text-properties officeooo:rsid="0023b1f4"/>
    </style:style>
    <style:style style:name="gr1" style:family="graphic">
      <style:graphic-properties svg:stroke-width="0.199cm" svg:stroke-color="#999999" draw:marker-start-width="0.651cm" draw:marker-end-width="0.651cm" svg:stroke-linecap="square" draw:textarea-horizontal-align="center" draw:textarea-vertical-align="middle" fo:padding-top="0.101cm" fo:padding-bottom="0.101cm" fo:padding-left="0.101cm" fo:padding-righ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style-name="Table2.1">
          <table:table-cell table:style-name="Table2.A1" office:value-type="string">
            <text:p text:style-name="P2">26 Silverknowes Green<text:line-break/>Edinburgh, EH4 5PJ, UK</text:p>
            <text:p text:style-name="P1">+44 7516 382 435<text:line-break/>alex@x13n.com</text:p>
          </table:table-cell>
          <table:table-cell table:style-name="Table2.A1" office:value-type="string">
            <text:h text:style-name="Heading_20_1" text:outline-level="1">Alex Macmillan MEng</text:h>
            <text:p text:style-name="P3"><text:span text:style-name="T3">Principal</text:span> Engineer</text:p>
          </table:table-cell>
        </table:table-row>
        <table:table-row table:style-name="Table2.2">
          <table:table-cell table:style-name="Table2.A1" office:value-type="string">
            <text:p text:style-name="Heading_20_5_20_Dropped"><draw:line text:anchor-type="paragraph" draw:z-index="0" draw:name="Horizontal line 1" draw:style-name="gr1" draw:text-style-name="P7" svg:x1="-1.894cm" svg:y1="-0.365cm" svg:x2="18.99cm" svg:y2="-0.365cm"><text:p/></draw:line>2020 – Present</text:p>
            <text:p text:style-name="P4">GOOGLE CLOUD PLATFORM, KUBERNETES, <text:span text:style-name="T1">DJANGO, </text:span>NEXT.JS</text:p>
          </table:table-cell>
          <table:table-cell table:style-name="Table2.A1" office:value-type="string">
            <text:h text:style-name="Heading_20_3" text:outline-level="3">Six to Start, Edinburgh/Remote — zrx.app</text:h>
            <text:h text:style-name="Heading_20_4" text:outline-level="4">Lead Developer, Web</text:h>
            <text:p text:style-name="P5">Returned to Six to Start to lead a team of three web developers responsible for infrastructure, production pipeline automation, content management, APIs, <text:span text:style-name="T1">content delivery </text:span>and <text:span text:style-name="T1">websites</text:span>. Delivered “Marvel Move” <text:span text:style-name="T1">for ZRX</text:span> in collaboration with Marvel, Inc.</text:p>
          </table:table-cell>
        </table:table-row>
        <table:table-row table:style-name="Table2.3">
          <table:table-cell table:style-name="Table2.A1" office:value-type="string">
            <text:p text:style-name="Heading_20_5_20_Dropped">2016 – 2020</text:p>
            <text:p text:style-name="Caption">JAVA, PHP, REACT, KOTLIN, DEPLOYMENT AT SCALE</text:p>
          </table:table-cell>
          <table:table-cell table:style-name="Table2.A1" office:value-type="string">
            <text:h text:style-name="Heading_20_3" text:outline-level="3">Tumblr, New York City — tumblr.com</text:h>
            <text:h text:style-name="Heading_20_4" text:outline-level="4"><text:span text:style-name="T2">Principal</text:span> Engineer</text:h>
            <text:p text:style-name="Text_20_body">Joined the Android development team at Tumblr. Built features for the dashboard, explore and search functions. Built and maintained developer tools to <text:span text:style-name="T1">improve efficiency across a growing team</text:span>. Contributed server-side code and gained experience deploying to <text:span text:style-name="T1">thousands </text:span>of production servers.</text:p>
          </table:table-cell>
        </table:table-row>
        <table:table-row table:style-name="Table2.4">
          <table:table-cell table:style-name="Table2.A1" office:value-type="string">
            <text:p text:style-name="Heading_20_5_20_Dropped">2014 – 2016</text:p>
            <text:p text:style-name="Caption">A/B TESTING, MONGODB, HEROKU CI, SWIFT </text:p>
          </table:table-cell>
          <table:table-cell table:style-name="Table2.A1" office:value-type="string">
            <text:h text:style-name="Heading_20_3" text:outline-level="3">Intuary, Inc., New York City — farfaria.com</text:h>
            <text:h text:style-name="Heading_20_4" text:outline-level="4">Senior Engineer</text:h>
            <text:p text:style-name="Text_20_body">Assisted Intuary, a maturing startup, with growth and platform diversification. Ported Intuary's iOS app “FarFaria”, a “Netflix for Children's Books”, to Android in <text:span text:style-name="T1">six</text:span> weeks. Made FarFaria's website responsive. Automated the Android build process to enable hands-off production and maintenance of hundreds of “single-story apps” for pre-install on tablets <text:span text:style-name="T1">aimed at children</text:span>.</text:p>
          </table:table-cell>
        </table:table-row>
        <table:table-row table:style-name="Table2.5">
          <table:table-cell table:style-name="Table2.A1" office:value-type="string">
            <text:p text:style-name="Heading_20_5_20_Dropped">2010 – 2013</text:p>
            <text:p text:style-name="Caption">PROJECT + TEAM MANAGEMENT, iOS, ANDROID, RAILS, AWS</text:p>
          </table:table-cell>
          <table:table-cell table:style-name="Table2.A1" office:value-type="string">
            <text:h text:style-name="Heading_20_3" text:outline-level="3">Six to Start, London — sixtostart.com</text:h>
            <text:h text:style-name="Heading_20_4" text:outline-level="4">Lead Developer</text:h>
            <text:p text:style-name="Text_20_body">Began as Six to Start's sole developer with work on projects for clients including eBay, the BBC and Wired(UK) magazine. Developed “Zombies, Run!” for iOS and Android, which sold millions of copies <text:span text:style-name="T1">before later converting to a subscription model</text:span>. </text:p>
            <text:p text:style-name="Text_20_body">With rapid company growth following the release of “Zombies, Run!”, lead a team of five devs to expand the product and develop new games.</text:p>
          </table:table-cell>
        </table:table-row>
        <table:table-row table:style-name="Table2.6">
          <table:table-cell table:style-name="Table2.A1" office:value-type="string">
            <text:p text:style-name="Heading_20_5_20_Dropped">2011 – 2018</text:p>
            <text:p text:style-name="Caption">CLIENT MANAGEMENT, <text:span text:style-name="T1">PYTHON, JAVASCRIPT, HARDWARE INTEGRATION</text:span></text:p>
          </table:table-cell>
          <table:table-cell table:style-name="Table2.A1" office:value-type="string">
            <text:h text:style-name="Heading_20_3" text:outline-level="3">Stripe Software Solutions LLP</text:h>
            <text:h text:style-name="Heading_20_4" text:outline-level="4">Founding Partner and Technical Director</text:h>
            <text:p text:style-name="Text_20_body"><text:span text:style-name="T1">Formed a partnership </text:span>to market and extend software developed while studying at university. <text:span text:style-name="T1">Our event ticketing software “XTS” helped sell over £1M in tickets. </text:span>Our volunteering web application “XVS” connected 12,000 volunteers with 2,000 charities, accumulating 60,000 hours of recorded volunteering activity.</text:p>
          </table:table-cell>
        </table:table-row>
        <table:table-row table:style-name="Table2.7">
          <table:table-cell table:style-name="Table2.A1" office:value-type="string">
            <text:p text:style-name="P6">Summer 2007</text:p>
            <text:p text:style-name="Caption">JAVA, TOMCAT, LONG POLLING</text:p>
          </table:table-cell>
          <table:table-cell table:style-name="Table2.A1" office:value-type="string">
            <text:h text:style-name="Heading_20_3" text:outline-level="3">IBM (UK), Greenock, Scotland</text:h>
            <text:h text:style-name="Heading_20_4" text:outline-level="4">Student Software Engineer</text:h>
            <text:p text:style-name="Text_20_body">Worked on the “Tivoli” product line, introducing new internet technologies to a B2B product. Worked on support software for IBM's “Reserve Edition” series of ThinkPad laptops.</text:p>
          </table:table-cell>
        </table:table-row>
        <text:soft-page-break/>
        <table:table-row table:style-name="Table2.8">
          <table:table-cell table:style-name="Table2.A1" office:value-type="string">
            <text:h text:style-name="Heading_20_5" text:outline-level="5"><draw:line text:anchor-type="paragraph" draw:z-index="1" draw:name="Horizontal line 2" draw:style-name="gr1" draw:text-style-name="P7" svg:x1="-1.965cm" svg:y1="0.776cm" svg:x2="5.196cm" svg:y2="0.776cm"><text:p/></draw:line></text:h>
          </table:table-cell>
          <table:table-cell table:style-name="Table2.A1" office:value-type="string">
            <text:h text:style-name="Heading_20_2" text:outline-level="2">Talks</text:h>
          </table:table-cell>
        </table:table-row>
        <table:table-row table:style-name="Table2.9">
          <table:table-cell table:style-name="Table2.A1" office:value-type="string">
            <text:h text:style-name="Heading_20_5" text:outline-level="5">2014</text:h>
          </table:table-cell>
          <table:table-cell table:style-name="Table2.A1" office:value-type="string">
            <text:h text:style-name="Heading_20_3" text:outline-level="3">Beyond Graphics: Reaching the Visually Impaired Gamer</text:h>
            <text:p text:style-name="Text_20_body">Brandon Cole, Ian Hamilton, Jonathan Hersh, Alex Macmillan, Brian Schmidt</text:p>
            <text:p text:style-name="Text_20_body">Game Developers Conference 2014, San Francisco</text:p>
          </table:table-cell>
        </table:table-row>
        <table:table-row table:style-name="Table2.10">
          <table:table-cell table:style-name="Table2.A1" office:value-type="string">
            <text:p text:style-name="Table_20_Contents"><draw:line text:anchor-type="paragraph" draw:z-index="2" draw:name="Horizontal line 3" draw:style-name="gr1" draw:text-style-name="P7" svg:x1="-1.965cm" svg:y1="0.776cm" svg:x2="5.196cm" svg:y2="0.776cm"><text:p/></draw:line></text:p>
          </table:table-cell>
          <table:table-cell table:style-name="Table2.A1" office:value-type="string">
            <text:h text:style-name="Heading_20_2" text:outline-level="2">Education</text:h>
          </table:table-cell>
        </table:table-row>
        <table:table-row table:style-name="Table2.11">
          <table:table-cell table:style-name="Table2.A1" office:value-type="string">
            <text:h text:style-name="Heading_20_5" text:outline-level="5">2004 – 2009</text:h>
          </table:table-cell>
          <table:table-cell table:style-name="Table2.A1" office:value-type="string">
            <text:h text:style-name="Heading_20_3" text:outline-level="3">MEng (J. Hons) Electronics and Computer Science</text:h>
            <text:p text:style-name="Text_20_body">University of Edinburgh, Scotland</text:p>
          </table:table-cell>
        </table:table-row>
        <table:table-row table:style-name="Table2.12">
          <table:table-cell table:style-name="Table2.A1" office:value-type="string">
            <text:p text:style-name="Table_20_Contents"><draw:line text:anchor-type="paragraph" draw:z-index="3" draw:name="Horizontal line 4" draw:style-name="gr1" draw:text-style-name="P7" svg:x1="-1.965cm" svg:y1="0.776cm" svg:x2="5.196cm" svg:y2="0.776cm"><text:p/></draw:line></text:p>
          </table:table-cell>
          <table:table-cell table:style-name="Table2.A1" office:value-type="string">
            <text:h text:style-name="Heading_20_2" text:outline-level="2">Publications</text:h>
          </table:table-cell>
        </table:table-row>
        <table:table-row table:style-name="Table2.13">
          <table:table-cell table:style-name="Table2.A1" office:value-type="string">
            <text:h text:style-name="Heading_20_5" text:outline-level="5">2010</text:h>
          </table:table-cell>
          <table:table-cell table:style-name="Table2.A1" office:value-type="string">
            <text:h text:style-name="Heading_20_3" text:outline-level="3">Slow Frequency Hopping for Mitigating Tidal Fading on Rural Long Distance Over-Water Wireless Links</text:h>
            <text:p text:style-name="Text_20_body">Alex Macmillan, Mahesh K. Marina, Jhair Tocancipa Triana</text:p>
            <text:p text:style-name="Text_20_body">Presented at the INFOCOM 2010 WIP track, 17 citations</text:p>
          </table:table-cell>
        </table:table-row>
        <table:table-row table:style-name="Table2.14">
          <table:table-cell table:style-name="Table2.A1" office:value-type="string">
            <text:h text:style-name="Heading_20_5" text:outline-level="5">2010</text:h>
          </table:table-cell>
          <table:table-cell table:style-name="Table2.A1" office:value-type="string">
            <text:h text:style-name="Heading_20_3" text:outline-level="3">Stix: A Goal-Oriented Distributed Management System for Large-Scale Broadband Wireless Access Networks</text:h>
            <text:p text:style-name="Text_20_body">Giacomo Bernardi, Matt Calder, Damon Fenacci, Alex Macmillan, Mahesh K. Marina</text:p>
            <text:p text:style-name="Text_20_body">In proceedings of ACM Mobicom 2010, 2 citations</text:p>
          </table:table-cell>
        </table:table-row>
        <table:table-row table:style-name="Table2.15">
          <table:table-cell table:style-name="Table2.A1" office:value-type="string">
            <text:h text:style-name="Heading_20_5" text:outline-level="5"><draw:line text:anchor-type="paragraph" draw:z-index="4" draw:name="Horizontal line 5" draw:style-name="gr1" draw:text-style-name="P7" svg:x1="-1.965cm" svg:y1="0.776cm" svg:x2="5.196cm" svg:y2="0.776cm"><text:p/></draw:line></text:h>
          </table:table-cell>
          <table:table-cell table:style-name="Table2.A1" office:value-type="string">
            <text:h text:style-name="Heading_20_2" text:outline-level="2">Recognition</text:h>
          </table:table-cell>
        </table:table-row>
        <table:table-row table:style-name="Table2.16">
          <table:table-cell table:style-name="Table2.A1" office:value-type="string">
            <text:h text:style-name="Heading_20_5" text:outline-level="5">2009</text:h>
          </table:table-cell>
          <table:table-cell table:style-name="Table2.A1" office:value-type="string">
            <text:h text:style-name="Heading_20_3" text:outline-level="3">IEC William L Everitt Prize</text:h>
            <text:p text:style-name="Text_20_body">Awarded to an outstanding Electronics or Informatics student with an interest in communications and computers. </text:p>
          </table:table-cell>
        </table:table-row>
        <table:table-row table:style-name="Table2.17">
          <table:table-cell table:style-name="Table2.A1" office:value-type="string">
            <text:h text:style-name="Heading_20_5" text:outline-level="5">2007</text:h>
          </table:table-cell>
          <table:table-cell table:style-name="Table2.A1" office:value-type="string">
            <text:h text:style-name="Heading_20_3" text:outline-level="3">Agilent Prize</text:h>
            <text:p text:style-name="Text_20_body">Awarded to the student who has obtained the highest overall mark in Computer Science and Electronics. </text:p>
          </table:table-cell>
        </table:table-row>
        <table:table-row table:style-name="Table2.18">
          <table:table-cell table:style-name="Table2.A1" office:value-type="string">
            <text:h text:style-name="Heading_20_5" text:outline-level="5">2006</text:h>
          </table:table-cell>
          <table:table-cell table:style-name="Table2.A1" office:value-type="string">
            <text:h text:style-name="Heading_20_3" text:outline-level="3">Award for Technical Achievement in Sound</text:h>
            <text:p text:style-name="Text_20_body">Awarded at the National Student Drama Festival.</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adornments="Standard" style:font-family-generic="swiss" style:font-pitch="variable"/>
    <style:font-face style:name="Palatino" svg:font-family="Palatino" style:font-adornments="Bold" style:font-family-generic="roman" style:font-pitch="variable"/>
    <style:font-face style:name="Palatino1" svg:font-family="Palatino" style:font-adornments="Regular"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GB" style:letter-kerning="true" style:font-name-asian="Tahoma"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ans" fo:font-size="12pt" fo:language="en" fo:country="GB"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1" fo:font-family="Palatino"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alatino1" fo:font-family="Palatino" style:font-style-name="Regular" style:font-family-generic="roman" style:font-pitch="variable" fo:font-size="14pt"/>
    </style:style>
    <style:style style:name="Text_20_body" style:display-name="Text body" style:family="paragraph" style:parent-style-name="Standard" style:class="text">
      <style:paragraph-properties fo:margin-top="0cm" fo:margin-bottom="0.212cm" style:contextual-spacing="false"/>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21cm" style:contextual-spacing="false" style:page-number="auto"/>
      <style:text-properties style:font-name="Palatino" fo:font-family="Palatino" style:font-style-name="Bold" style:font-family-generic="roman" style:font-pitch="variable" fo:font-size="185%"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1.199cm" fo:margin-bottom="0.21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cm" fo:margin-bottom="0.101cm" style:contextual-spacing="false"/>
      <style:text-properties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cm" fo:margin-bottom="0.079cm" style:contextual-spacing="false" fo:text-align="end" style:justify-single-word="false"/>
      <style:text-properties fo:font-size="12pt" fo:font-weight="normal" style:font-size-asian="12pt" style:font-weight-asian="bold" style:font-size-complex="12pt" style:font-weight-complex="bold"/>
    </style:style>
    <style:style style:name="Caption" style:family="paragraph" style:parent-style-name="Standard" style:class="extra" style:master-page-name="">
      <style:paragraph-properties fo:margin-top="0cm" fo:margin-bottom="0.21cm" style:contextual-spacing="false" fo:line-height="0.39cm" fo:text-align="end" style:justify-single-word="false" style:page-number="auto" text:number-lines="false" text:line-number="0"/>
      <style:text-properties fo:color="#999999" loext:opacity="100%" fo:font-size="8pt" fo:font-style="normal" style:font-size-asian="10pt" style:font-style-asian="italic" style:font-size-complex="10pt" style:font-style-complex="italic"/>
    </style:style>
    <style:style style:name="Heading_20_5_20_Dropped" style:display-name="Heading 5 Dropped" style:family="paragraph" style:parent-style-name="Heading_20_5" style:next-style-name="Text_20_body" style:default-outline-level="" style:list-style-name="">
      <style:paragraph-properties fo:margin-top="0.801cm" fo:margin-bottom="0.079cm" style:contextual-spacing="false" fo:text-align="end"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color="#004586" loext:opacity="100%" fo:font-weight="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701cm" fo:margin-bottom="1.799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MacOSX_AARCH64 LibreOffice_project/56f7684011345957bbf33a7ee678afaf4d2ba333</meta:generator>
    <meta:creation-date>2023-10-01T12:06:06.714641478</meta:creation-date>
    <meta:editing-cycles>11</meta:editing-cycles>
    <meta:editing-duration>PT8H30M29S</meta:editing-duration>
    <dc:title>CV</dc:title>
    <dc:date>2023-10-11T21:54:21.744328719</dc:date>
    <meta:print-date>2023-10-03T14:08:56.451888905</meta:print-date>
    <meta:document-statistic meta:table-count="1" meta:image-count="0" meta:object-count="0" meta:page-count="2" meta:paragraph-count="63" meta:word-count="530" meta:character-count="3672" meta:non-whitespace-character-count="3191"/>
    <meta:user-defined meta:name="Info 1"/>
    <meta:user-defined meta:name="Info 2"/>
    <meta:user-defined meta:name="Info 3"/>
    <meta:user-defined meta:name="Info 4"/>
    <meta:template xlink:type="simple" xlink:actuate="onRequest" xlink:title="CV" xlink:href="../../../../Applications/LibreOffice.app/Contents/Resources/template/common/personal/CV.ott" meta:date="2023-10-01T12:06:06.355885288"/>
  </office:meta>
</office:document-meta>
</file>